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Standard">
      <style:text-properties style:text-underline-style="solid" style:text-underline-width="auto" style:text-underline-color="font-color"/>
    </style:style>
    <style:style style:name="P6" style:family="paragraph" style:parent-style-name="Standard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style:text-underline-style="none" style:font-size-asian="12pt" style:font-size-complex="12pt"/>
    </style:style>
    <style:style style:name="P9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11" style:family="paragraph" style:parent-style-name="Standard">
      <style:text-properties style:text-underline-style="solid" style:text-underline-width="auto" style:text-underline-color="font-color"/>
    </style:style>
    <style:style style:name="P12" style:family="paragraph" style:parent-style-name="Standard" style:list-style-name="L1">
      <style:text-properties style:text-underline-style="solid" style:text-underline-width="auto" style:text-underline-color="font-color"/>
    </style:style>
    <style:style style:name="P13" style:family="paragraph" style:parent-style-name="Standard" style:list-style-name="L2">
      <style:text-properties style:text-underline-style="none"/>
    </style:style>
    <style:style style:name="P14" style:family="paragraph" style:parent-style-name="Standard">
      <style:text-properties style:text-underline-style="none" fo:font-weight="bold" style:font-weight-asian="bold" style:font-weight-complex="bold"/>
    </style:style>
    <style:style style:name="P15" style:family="paragraph" style:parent-style-name="Standard" style:list-style-name="L4">
      <style:text-properties style:text-underline-style="none"/>
    </style:style>
    <style:style style:name="P16" style:family="paragraph" style:parent-style-name="Standard" style:list-style-name="L5">
      <style:text-properties style:text-underline-style="none"/>
    </style:style>
    <style:style style:name="P17" style:family="paragraph" style:parent-style-name="Standard" style:list-style-name="L16">
      <style:text-properties style:text-underline-style="none"/>
    </style:style>
    <style:style style:name="P18" style:family="paragraph" style:parent-style-name="Standard" style:list-style-name="L3"/>
    <style:style style:name="P19" style:family="paragraph" style:parent-style-name="Standard" style:list-style-name="L3">
      <style:text-properties fo:font-weight="bold" style:font-weight-asian="bold" style:font-weight-complex="bold"/>
    </style:style>
    <style:style style:name="P20" style:family="paragraph" style:parent-style-name="Standard" style:list-style-name="L6">
      <style:text-properties fo:font-style="italic" style:text-underline-style="none" style:font-style-asian="italic" style:font-style-complex="italic"/>
    </style:style>
    <style:style style:name="P21" style:family="paragraph" style:parent-style-name="Standard" style:list-style-name="L14">
      <style:text-properties fo:font-style="italic" fo:font-weight="normal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3" style:family="paragraph" style:parent-style-name="Standard" style:list-style-name="L9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4" style:family="paragraph" style:parent-style-name="Standard" style:list-style-name="L10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5" style:family="paragraph" style:parent-style-name="Standard" style:list-style-name="L11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6" style:family="paragraph" style:parent-style-name="Standard" style:list-style-name="L12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7" style:family="paragraph" style:parent-style-name="Standard" style:list-style-name="L13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29" style:family="paragraph" style:parent-style-name="Standard" style:list-style-name="L7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0" style:family="paragraph" style:parent-style-name="Standard" style:list-style-name="L8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1" style:family="paragraph" style:parent-style-name="Standard" style:list-style-name="L9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2" style:family="paragraph" style:parent-style-name="Standard" style:list-style-name="L10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3" style:family="paragraph" style:parent-style-name="Standard" style:list-style-name="L11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4" style:family="paragraph" style:parent-style-name="Standard" style:list-style-name="L13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5" style:family="paragraph" style:parent-style-name="Standard" style:list-style-name="L13"/>
    <style:style style:name="P36" style:family="paragraph" style:parent-style-name="Standard" style:list-style-name="L14"/>
    <style:style style:name="P37" style:family="paragraph" style:parent-style-name="Standard" style:list-style-name="L15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38" style:family="paragraph" style:parent-style-name="Standard">
      <style:paragraph-properties fo:margin-left="0in" fo:margin-right="0in" fo:text-indent="0in" style:auto-text-indent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39" style:family="paragraph" style:parent-style-name="Standard" style:list-style-name="L1">
      <style:paragraph-properties fo:margin-left="0in" fo:margin-right="0in" fo:text-indent="0in" style:auto-text-indent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40" style:family="paragraph" style:parent-style-name="Standard" style:list-style-name="L1">
      <style:paragraph-properties fo:margin-left="0in" fo:margin-right="0in" fo:text-indent="0in" style:auto-text-indent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margin-left="0in" fo:margin-right="0in" fo:text-indent="0in" style:auto-text-indent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42" style:family="paragraph" style:parent-style-name="Standard" style:list-style-name="L6">
      <style:paragraph-properties fo:margin-left="0.9846in" fo:margin-right="0in" fo:text-indent="-0.25in" style:auto-text-indent="false"/>
      <style:text-properties fo:font-style="italic" style:text-underline-style="none" style:font-style-asian="italic" style:font-style-complex="italic"/>
    </style:style>
    <style:style style:name="P43" style:family="paragraph" style:parent-style-name="Standard" style:list-style-name="L10">
      <style:paragraph-properties fo:margin-left="0.9846in" fo:margin-right="0in" fo:text-indent="-0.25in" style:auto-text-indent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4" style:family="paragraph" style:parent-style-name="Standard" style:list-style-name="L13">
      <style:paragraph-properties fo:margin-left="0.9846in" fo:margin-right="0in" fo:text-indent="-0.25in" style:auto-text-indent="false"/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P45" style:family="paragraph" style:parent-style-name="Standard" style:list-style-name="L15">
      <style:paragraph-properties fo:margin-left="0.9846in" fo:margin-right="0in" fo:text-indent="-0.25in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46" style:family="paragraph" style:parent-style-name="Standard" style:list-style-name="L6">
      <style:paragraph-properties fo:margin-left="0.4925in" fo:margin-right="0in" fo:text-indent="-0.25in" style:auto-text-indent="false"/>
      <style:text-properties fo:font-style="italic" style:text-underline-style="none" style:font-style-asian="italic" style:font-style-complex="italic"/>
    </style:style>
    <style:style style:name="P47" style:family="paragraph" style:parent-style-name="Standard" style:list-style-name="L6">
      <style:paragraph-properties fo:margin-left="0.4925in" fo:margin-right="0in" fo:text-indent="-0.25in" style:auto-text-indent="false"/>
      <style:text-properties fo:font-style="normal" style:text-underline-style="none" style:font-style-asian="normal" style:font-style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12pt" style:text-underline-style="none" style:font-size-asian="12pt" style:font-size-complex="12pt"/>
    </style:style>
    <style:style style:name="T17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9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20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ter 9</text:p>
      <text:p text:style-name="P2">---</text:p>
      <text:p text:style-name="P10">RHCSA-Level System Administration Tasks</text:p>
      <text:p text:style-name="P5"/>
      <text:list xml:id="list1881740882961685915" text:style-name="L1">
        <text:list-item>
          <text:list>
            <text:list-header>
              <text:p text:style-name="P39">9.1: Configure access with VNC</text:p>
            </text:list-header>
          </text:list>
        </text:list-item>
      </text:list>
      <text:p text:style-name="P38"/>
      <text:p text:style-name="P41"/>
      <text:p text:style-name="P41">/etc/sysconfig/vncservers</text:p>
      <text:list xml:id="list8732679491704927399" text:style-name="L15">
        <text:list-item>
          <text:p text:style-name="P37">Ex</text:p>
        </text:list-item>
        <text:list-item>
          <text:p text:style-name="P45">VNCSERVERS="2:root 3:joe 4:angie"</text:p>
          <text:p text:style-name="P45">VNCSERVERARGS[2]="-geometry 800x600 -nolisten tcp -localhost"</text:p>
        </text:list-item>
      </text:list>
      <text:p text:style-name="P5"/>
      <text:list xml:id="list8167354272961791079" text:style-name="L16">
        <text:list-item>
          <text:p text:style-name="P17"><text:span text:style-name="T11">yum install vinagre tigervnc tigervnc-server</text:span> - </text:p>
        </text:list-item>
        <text:list-item>
          <text:p text:style-name="P17">open <text:span text:style-name="T2">/etc/sysconfig/vncservers</text:span> file and assign ports to users.</text:p>
        </text:list-item>
        <text:list-item>
          <text:p text:style-name="P17"><text:span text:style-name="T12">/etc/init.d/vncserver stop</text:span> - Stop the server</text:p>
        </text:list-item>
        <text:list-item>
          <text:p text:style-name="P17">run <text:span text:style-name="T12">vncserver</text:span> <text:span text:style-name="T2">[1-9]</text:span><text:span text:style-name="T12">:</text:span> </text:p>
        </text:list-item>
        <text:list-item>
          <text:p text:style-name="P17">You will be prompted to set up a VNC password for the user corresponding to the port entered.</text:p>
        </text:list-item>
        <text:list-item>
          <text:p text:style-name="P17"/>
        </text:list-item>
      </text:list>
      <text:p text:style-name="P5"/>
      <text:list xml:id="list1386114432" text:continue-list="list1881740882961685915" text:style-name="L1">
        <text:list-item>
          <text:list>
            <text:list-header>
              <text:p text:style-name="P39">9.2: Basic System Administration Commands</text:p>
              <text:p text:style-name="P12"/>
            </text:list-header>
          </text:list>
        </text:list-item>
      </text:list>
      <text:p text:style-name="Standard"><text:span text:style-name="T14">top</text:span><text:span text:style-name="T13"> - Displays running Linux tasks in order of their resource usage.</text:span></text:p>
      <text:p text:style-name="Standard">========================================</text:p>
      <text:p text:style-name="P4">PID, USER, Priority (PR), Nice value (NI), VIRT(ual memory), RES (physical memory), shared path (SHR), S(tatus) </text:p>
      <text:p text:style-name="P3">========================================</text:p>
      <text:list xml:id="list4360190300194065687" text:style-name="L2">
        <text:list-item>
          <text:p text:style-name="P13">Default display lists in descending order of CPU usage.</text:p>
        </text:list-item>
        <text:list-item>
          <text:p text:style-name="P13">press <text:span text:style-name="T12">k</text:span> from the <text:span text:style-name="T12">top</text:span> browser and enter PID to kill a process.</text:p>
        </text:list-item>
      </text:list>
      <text:p text:style-name="P3"/>
      <text:p text:style-name="P3"><text:span text:style-name="T12">ps</text:span> <text:s/></text:p>
      <text:list xml:id="list772850437757739179" text:style-name="L3">
        <text:list-item>
          <text:p text:style-name="P18"><text:span text:style-name="T3">-aux </text:span><text:span text:style-name="T7">identifies </text:span><text:span text:style-name="T8">a</text:span><text:span text:style-name="T7">ll running processes, sorts by </text:span><text:span text:style-name="T8">u</text:span><text:span text:style-name="T7">sername, and the </text:span><text:span text:style-name="T8">x</text:span><text:span text:style-name="T7"> lifts the limitation that processes must be associated with a terminal or console.</text:span></text:p>
        </text:list-item>
        <text:list-item>
          <text:p text:style-name="P18"><text:span text:style-name="T3">-axl</text:span><text:span text:style-name="T7"> identifies all running process by PPID, not user. <text:s/>Note that the “l” and “u” flags are mutually exclusive.</text:span></text:p>
        </text:list-item>
        <text:list-item>
          <text:p text:style-name="P18"><text:span text:style-name="T3">-eux</text:span><text:span text:style-name="T7"> same as above, but for current environmental variables.</text:span></text:p>
        </text:list-item>
        <text:list-item>
          <text:p text:style-name="P18"><text:span text:style-name="T3">-u $username</text:span><text:span text:style-name="T7"> shows every process associated with $username.</text:span></text:p>
        </text:list-item>
        <text:list-item>
          <text:p text:style-name="P18"><text:span text:style-name="T3">-Z</text:span><text:span text:style-name="T7"> identifies the SELinux contexts of each process at the start of the output.</text:span></text:p>
        </text:list-item>
        <text:list-item>
          <text:p text:style-name="P19"><text:span text:style-name="T7">pstree </text:span><text:span text:style-name="T9">- related command that shows process trees in a visual format.</text:span></text:p>
        </text:list-item>
      </text:list>
      <text:p text:style-name="P14"/>
      <text:p text:style-name="P3"><text:span text:style-name="T12">nice</text:span> - Used to start a process with a a different priority than the default.</text:p>
      <text:list xml:id="list1718281042760192723" text:style-name="L4">
        <text:list-item>
          <text:p text:style-name="P15">Lower number values given higher priority.</text:p>
        </text:list-item>
        <text:list-item>
          <text:p text:style-name="P15">Range runs from -20 to 19, with -20 being the highest priority possible.</text:p>
        </text:list-item>
        <text:list-item>
          <text:p text:style-name="P15">Default nice of a new process = 0.</text:p>
        </text:list-item>
        <text:list-item>
          <text:p text:style-name="P15"/>
        </text:list-item>
      </text:list>
      <text:p text:style-name="P3"/>
      <text:p text:style-name="P3"><text:span text:style-name="T12">renice</text:span> - Used to change the priority of a process that is already running.</text:p>
      <text:p text:style-name="P3"/>
      <text:p text:style-name="P3"><text:span text:style-name="T12">sar</text:span> - Used to display a “<text:span text:style-name="T1">s</text:span>ystem <text:span text:style-name="T1">a</text:span>ctivity <text:span text:style-name="T1">r</text:span>eport”.</text:p>
      <text:list xml:id="list380448559646816216" text:style-name="L5">
        <text:list-item>
          <text:p text:style-name="P16"><text:soft-page-break/>the 10m intervals of sar are driven by a job in /etc/cron.d</text:p>
        </text:list-item>
        <text:list-item>
          <text:p text:style-name="P16">output is collected in <text:span text:style-name="T2">/var/log/sa</text:span> directory. <text:s/>Filenames are associated with the day of the month, ie <text:span text:style-name="T2">sa18 sa19 sa20</text:span>.</text:p>
        </text:list-item>
        <text:list-item>
          <text:p text:style-name="P16">related to commands <text:span text:style-name="T12">sa1</text:span><text:span text:style-name="T15">, which gathers disk activity data, and </text:span><text:span text:style-name="T12">sa2</text:span><text:span text:style-name="T15">, which collects all sar data in a daily report.</text:span></text:p>
          <text:p text:style-name="P16"/>
        </text:list-item>
      </text:list>
      <text:p text:style-name="P3"><text:span text:style-name="T12">iostat </text:span><text:span text:style-name="T15">- </text:span></text:p>
      <text:p text:style-name="P14"/>
      <text:p text:style-name="P3"><text:span text:style-name="T12">kill</text:span> - Stops or restarts running processes by PPID.</text:p>
      <text:list xml:id="list7299560657302162817" text:style-name="L6">
        <text:list-item>
          <text:p text:style-name="P20">-1<text:span text:style-name="T6"> (tack one)</text:span> <text:span text:style-name="T6">restarts a service. <text:s/></text:span></text:p>
        </text:list-item>
        <text:list-item>
          <text:p text:style-name="P42"><text:span text:style-name="T6">Ex. </text:span>kill -1 2059<text:span text:style-name="T6"> is functionally equivalent to </text:span>/etc/init.d/vsftpd restart<text:span text:style-name="T6">.</text:span></text:p>
        </text:list-item>
        <text:list-item>
          <text:p text:style-name="P46">-9<text:span text:style-name="T6"> attempts to force stop a process uncleanly. <text:s/>May orphan other related processes that are still </text:span><text:span text:style-name="T6">operating. </text:span></text:p>
          <text:p text:style-name="P47"/>
        </text:list-item>
      </text:list>
      <text:p text:style-name="P3"><text:span text:style-name="T12">killall</text:span> - Stops a group of running processes by process name. <text:s/>IE, <text:span text:style-name="T2">killall httpd</text:span> closes all open Apache pricess. <text:s/>Or <text:span text:style-name="T2">killall php</text:span><text:span text:style-name="T6"> kills all running php processes (useful for zombies).</text:span></text:p>
      <text:p text:style-name="P3"/>
      <text:p text:style-name="P3"/>
      <text:p text:style-name="P6">Archives and Compression</text:p>
      <text:p text:style-name="P9"/>
      <text:p text:style-name="P7">gzip<text:span text:style-name="T15"> - Uses the Lempel-Ziv algorithm to archive files.</text:span></text:p>
      <text:list xml:id="list4701639574501531550" text:style-name="L7">
        <text:list-item>
          <text:p text:style-name="P29"><text:span text:style-name="T4">-d</text:span><text:span text:style-name="T15"> to reverse.</text:span></text:p>
        </text:list-item>
      </text:list>
      <text:p text:style-name="P7">bzip2<text:span text:style-name="T15"> - Uses the Burrows-Wheeler block sorting algorithm to archive. <text:s/>Compresses slightly better than gzip.</text:span></text:p>
      <text:list xml:id="list7846680742299263754" text:style-name="L8">
        <text:list-item>
          <text:p text:style-name="P30"><text:span text:style-name="T4">-d</text:span><text:span text:style-name="T15"> to reverse.</text:span></text:p>
        </text:list-item>
      </text:list>
      <text:p text:style-name="P9"/>
      <text:p text:style-name="P7">tar<text:span text:style-name="T15"> - Commonly used for collecting a series of files. <text:s/>Like </text:span>ps<text:span text:style-name="T15">, </text:span>tar<text:span text:style-name="T15"> not require a “-” before switches.</text:span></text:p>
      <text:list xml:id="list8026344398333984087" text:style-name="L9">
        <text:list-item>
          <text:p text:style-name="P31">c<text:span text:style-name="T15"> - create an archive </text:span></text:p>
        </text:list-item>
        <text:list-item>
          <text:p text:style-name="P31">x<text:span text:style-name="T15"> - extract archives from a tile.</text:span></text:p>
        </text:list-item>
        <text:list-item>
          <text:p text:style-name="P31">v<text:span text:style-name="T15"> - verbose mode</text:span></text:p>
        </text:list-item>
        <text:list-item>
          <text:p text:style-name="P31">f<text:span text:style-name="T15"> - file selection (???)</text:span></text:p>
        </text:list-item>
        <text:list-item>
          <text:p text:style-name="P31">z<text:span text:style-name="T15"> - specifies compression associated with gzip command.</text:span></text:p>
        </text:list-item>
        <text:list-item>
          <text:p text:style-name="P31">j<text:span text:style-name="T15"> - specifies compression associated with bzip2.</text:span></text:p>
        </text:list-item>
        <text:list-item>
          <text:p text:style-name="P31"><text:span text:style-name="T15">Example: </text:span><text:span text:style-name="T4">tar czvf $newtarfile.tar.gz /$directory</text:span><text:span text:style-name="T15"> - </text:span>c<text:span text:style-name="T15">reates an archive of $directory, compresses it (</text:span>z<text:span text:style-name="T15">) in </text:span>v<text:span text:style-name="T15">erbose mode with the </text:span>f<text:span text:style-name="T15">ilename that $newtarfile.tar.gz</text:span></text:p>
        </text:list-item>
        <text:list-item>
          <text:p text:style-name="P23">Note: Archives do not normally store access control list (ACL) settings or SELinux attributes.</text:p>
        </text:list-item>
      </text:list>
      <text:p text:style-name="P7"/>
      <text:p text:style-name="P9"><text:span text:style-name="T12">star</text:span> - Archiving files in SELinux systems. <text:s/>Not normally installed by default.</text:p>
      <text:list xml:id="list2081580279715802361" text:style-name="L10">
        <text:list-item>
          <text:p text:style-name="P24"><text:span text:style-name="T12">-c</text:span> creates a new archive file.</text:p>
        </text:list-item>
        <text:list-item>
          <text:p text:style-name="P24"><text:span text:style-name="T12">-f=$filename </text:span>specifies the filename.</text:p>
        </text:list-item>
        <text:list-item>
          <text:p text:style-name="P32">-xattr<text:span text:style-name="T15"> saves the extended attributes associated with SELinux. </text:span></text:p>
        </text:list-item>
        <text:list-item>
          <text:p text:style-name="P24"><text:span text:style-name="T12">-H=exustar</text:span> records the headers associated with ACLs</text:p>
        </text:list-item>
        <text:list-item>
          <text:p text:style-name="P24"><text:span text:style-name="T12">-x</text:span> extracts files compressed with star, <text:span text:style-name="T12">bzip2</text:span>, or <text:span text:style-name="T12">gzip</text:span>.</text:p>
        </text:list-item>
        <text:list-item>
          <text:p text:style-name="P43">Note that archives created with <text:span text:style-name="T12">star</text:span> can be compressed with <text:span text:style-name="T12">bzip2</text:span> or <text:span text:style-name="T12">gzip</text:span>, but cannot be uncompressed with gzip -d or bzip2 -d.</text:p>
        </text:list-item>
      </text:list>
      <text:p text:style-name="P9"/>
      <text:list xml:id="list998210559" text:continue-list="list1386114432" text:style-name="L1">
        <text:list-item>
          <text:list>
            <text:list-header>
              <text:p text:style-name="P40">9.3: Basic System Administration Commands</text:p>
            </text:list-header>
          </text:list>
        </text:list-item>
      </text:list>
      <text:p text:style-name="P8"><text:soft-page-break/></text:p>
      <text:p text:style-name="P7">crond <text:span text:style-name="T15">- Runs commands at a specific time or interval. <text:s/>Assumes the system is running continuously.</text:span></text:p>
      <text:list xml:id="list8443670811062801147" text:style-name="L11">
        <text:list-item>
          <text:p text:style-name="P33"><text:span text:style-name="T15">Checks </text:span><text:span text:style-name="T4">/var/spool/cron</text:span><text:span text:style-name="T15"> for jobs by user, the file </text:span><text:span text:style-name="T4">/etc/crontab</text:span><text:span text:style-name="T15">, and </text:span><text:span text:style-name="T4">/etc/cron.d</text:span><text:span text:style-name="T15"> directory.</text:span></text:p>
        </text:list-item>
        <text:list-item>
          <text:p text:style-name="P33">anacron<text:span text:style-name="T15"> remembers scheduled jobs if the system is not running at the time the job is scheduled. <text:s/>The job is then executed as soon as the system is up. <text:s/>Can only run a job once per day.</text:span></text:p>
        </text:list-item>
        <text:list-item>
          <text:p text:style-name="P25">As of RHEL 6, incorporates jobs defined in /etc/anacrontab, based on the 0anacron script in the /etc/cron.hourly directory. <text:s/></text:p>
        </text:list-item>
      </text:list>
      <text:p text:style-name="P9"/>
      <text:p text:style-name="P9"/>
      <text:p text:style-name="P9"/>
      <text:p text:style-name="P9"/>
      <text:p text:style-name="P9"/>
      <text:p text:style-name="P9">/etc/crontab</text:p>
      <text:p text:style-name="P9">========================================</text:p>
      <text:p text:style-name="P4">Minute (0-59), hour (0-23), Day of month (0-31), Month (1-12 or jan,feb,etc), Weekday (0-6, or sun, mon, etc), username, command</text:p>
      <text:p text:style-name="P9">========================================</text:p>
      <text:list xml:id="list6561844497031780580" text:style-name="L12">
        <text:list-item>
          <text:p text:style-name="P26">Through RHEL 5, /etc/crontab included a schedule of jobs. <text:s/>As of RHEL 6, it just lists the format for other related configuration files. <text:s/>Ex:</text:p>
        </text:list-item>
      </text:list>
      <text:list xml:id="list7946972606506687805" text:style-name="L13">
        <text:list-item>
          <text:p text:style-name="P44">[joe@joetestbox cron.d]$ cat /etc/crontab</text:p>
          <text:p text:style-name="P44">SHELL=/bin/bash</text:p>
          <text:p text:style-name="P44">PATH=/sbin:/bin:/usr/sbin:/usr/bin</text:p>
          <text:p text:style-name="P44">MAILTO=root</text:p>
          <text:p text:style-name="P44">HOME=/</text:p>
          <text:p text:style-name="P44"># For details see man 4 crontabs</text:p>
          <text:p text:style-name="P44"><text:line-break/># Example of job definition:</text:p>
          <text:p text:style-name="P44"># .---------------- minute (0 - 59)</text:p>
          <text:p text:style-name="P44"># | <text:s/>.------------- hour (0 - 23)</text:p>
          <text:p text:style-name="P44"># | <text:s/>| <text:s/>.---------- day of month (1 - 31)</text:p>
          <text:p text:style-name="P44"># | <text:s/>| <text:s/>| <text:s/>.------- month (1 - 12) OR jan,feb,mar,apr ...</text:p>
          <text:p text:style-name="P44"># | <text:s/>| <text:s/>| <text:s/>| <text:s/>.---- day of week (0 - 6) (Sunday=0 or 7) OR sun,mon,tue,wed,thu,fri,sat</text:p>
          <text:p text:style-name="P44"># | <text:s/>| <text:s/>| <text:s/>| <text:s/>|</text:p>
          <text:p text:style-name="P44"># * <text:s/>* <text:s/>* <text:s/>* <text:s/>* user-name command to be executed</text:p>
        </text:list-item>
        <text:list-item>
          <text:p text:style-name="P35"><text:span text:style-name="T17">An “</text:span><text:span text:style-name="T18">*</text:span><text:span text:style-name="T17">” in any column tells the cron daemon to run for all possible values of that field. <text:s/>So a * in the minute field means the command is run every minute during the specified hours.</text:span></text:p>
        </text:list-item>
        <text:list-item>
          <text:p text:style-name="P34"><text:span text:style-name="T15">It accepts ranges. <text:s/>So </text:span><text:span text:style-name="T10">7-10</text:span><text:span text:style-name="T15"> entry in the hours position will run the specified command at 7am, 8am, 9am, and 10am.</text:span></text:p>
        </text:list-item>
        <text:list-item>
          <text:p text:style-name="P34"><text:span text:style-name="T15">A list of values separated by commas specifies a list. <text:s/>Ex. </text:span><text:span text:style-name="T4">5, 21, 34</text:span><text:span text:style-name="T10"> in the minutes column would execute the command at 5, 21, and 34 minutes past the hour.</text:span></text:p>
        </text:list-item>
        <text:list-item>
          <text:p text:style-name="P34"><text:span text:style-name="T4">*/5</text:span><text:span text:style-name="T15"> in the minute field would run the specified command every five minutes.</text:span></text:p>
        </text:list-item>
        <text:list-item>
          <text:p text:style-name="P27">% is the new line symbol</text:p>
        </text:list-item>
        <text:list-item>
          <text:p text:style-name="P27">Note that the PATH variable in the cron configuration file may be different than the PATH variable associated with a shell. <text:s/>The two values are independent. <text:s/>Specify the absolute path of each command in each cron configuration file if it isn't in the crontab PATH.</text:p>
        </text:list-item>
      </text:list>
      <text:p text:style-name="P8"><text:line-break/><text:span text:style-name="T12">crontab </text:span></text:p>
      <text:list xml:id="list2219290210290165843" text:style-name="L14">
        <text:list-item>
          <text:p text:style-name="P21"><text:span text:style-name="T16">-u $user </text:span><text:span text:style-name="T19">allows the root user to edit the crontab of a specific user.</text:span></text:p>
        </text:list-item>
        <text:list-item>
          <text:p text:style-name="P36"><text:span text:style-name="T18">-e</text:span><text:span text:style-name="T17"> edits an existing crontab entry in vi text editor.</text:span></text:p>
        </text:list-item>
        <text:list-item>
          <text:p text:style-name="P36"><text:span text:style-name="T18">-l</text:span><text:span text:style-name="T20"> lists current entries in the crontab file.</text:span></text:p>
        </text:list-item>
        <text:list-item>
          <text:p text:style-name="P36"><text:span text:style-name="T18">-r</text:span><text:span text:style-name="T17"> removes cron entries.</text:span></text:p>
        </text:list-item>
        <text:list-item>
          <text:p text:style-name="P36"><text:span text:style-name="T17">Example: </text:span><text:span text:style-name="T18">crontab -u joe -e</text:span><text:span text:style-name="T17"> opens up the crontab for user Joe in vi text editor.</text:span></text:p>
        </text:list-item>
      </text:list>
      <text:p text:style-name="P7">at</text:p>
      <text:p text:style-name="P8"><text:soft-page-break/></text:p>
      <text:p text:style-name="P8"/>
      <text:p text:style-name="P8"><text:tab/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2:06:55</meta:creation-date>
    <dc:date>2013-04-23T06:29:19</dc:date>
    <meta:editing-duration>PT12H44M14S</meta:editing-duration>
    <meta:editing-cycles>5</meta:editing-cycles>
    <meta:generator>OpenOffice.org/3.4.1$Unix OpenOffice.org_project/341m1$Build-9593</meta:generator>
    <meta:document-statistic meta:table-count="0" meta:image-count="0" meta:object-count="0" meta:page-count="4" meta:paragraph-count="101" meta:word-count="1090" meta:character-count="6275"/>
  </office:meta>
</office:document-meta>
</file>